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BC000004BC3E9631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dcff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dcff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svg:stroke-color="#00dcff" draw:marker-start-width="0.275cm" draw:marker-end-width="0.275cm" draw:fill="none" draw:fill-color="#c0c0c0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gr5" style:family="graphic" style:parent-style-name="objectwithoutfill">
      <style:graphic-properties svg:stroke-color="#00dcff" draw:marker-end="Symmetric_20_Arrow" draw:marker-end-width="0.3cm" draw:fill="none" draw:textarea-vertical-align="middle"/>
    </style:style>
    <style:style style:name="gr6" style:family="graphic" style:parent-style-name="objectwithoutfill">
      <style:graphic-properties svg:stroke-color="#b3b300"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198a8a" fo:font-size="13pt" fo:font-weight="bold" style:font-size-asian="13pt" style:font-weight-asian="bold" style:font-size-complex="13pt" style:font-weight-complex="bold"/>
    </style:style>
    <style:style style:name="P3" style:family="paragraph">
      <style:text-properties fo:color="#198a8a" fo:font-size="13pt" style:font-size-asian="13pt" style:font-size-complex="13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b3b300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198a8a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198a8a" fo:font-size="13pt" style:font-size-asian="13pt" style:font-size-complex="13pt"/>
    </style:style>
    <style:style style:name="T3" style:family="text">
      <style:text-properties fo:color="#b3b300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8.999cm" svg:x="1cm" svg:y="4.7cm">
          <draw:image xlink:href="Pictures/10000201000004BC000004BC3E963140.png" xlink:type="simple" xlink:show="embed" xlink:actuate="onLoad">
            <text:p/>
          </draw:image>
        </draw:frame>
        <draw:line draw:style-name="gr2" draw:text-style-name="P1" draw:layer="layout" svg:x1="17.6cm" svg:y1="17.6cm" svg:x2="12.6cm" svg:y2="21.4cm">
          <text:p/>
        </draw:line>
        <draw:frame draw:style-name="gr3" draw:text-style-name="P2" draw:layer="layout" svg:width="4.244cm" svg:height="1.275cm" svg:x="14cm" svg:y="20.2cm">
          <draw:text-box>
            <text:p><text:span text:style-name="T1">Chromosomes</text:span></text:p>
            <text:p><text:span text:style-name="T1">d'endosymbiotes</text:span></text:p>
          </draw:text-box>
        </draw:frame>
        <draw:custom-shape draw:style-name="gr4" draw:text-style-name="P1" draw:layer="layout" svg:width="1.6cm" svg:height="0.8cm" draw:transform="rotate (-2.44346095279206) translate (11.07cm 17.7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cm" svg:height="1.031cm" draw:transform="rotate (-2.44346095279206) translate (12.188cm 18.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46cm" svg:height="0.8cm" draw:transform="rotate (-2.44346095279206) translate (14.4cm 17.3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041cm" svg:height="0.515cm" draw:transform="rotate (-2.61799387799149) translate (15.365cm 15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042cm" svg:height="1.275cm" svg:x="7cm" svg:y="15.5cm">
          <draw:text-box>
            <text:p><text:span text:style-name="T2">Helicobacter</text:span></text:p>
            <text:p><text:span text:style-name="T2">Rickettsia</text:span></text:p>
          </draw:text-box>
        </draw:frame>
        <draw:line draw:style-name="gr5" draw:text-style-name="P1" draw:layer="layout" svg:x1="16.8cm" svg:y1="16.3cm" svg:x2="16.4cm" svg:y2="15.6cm">
          <text:p/>
        </draw:line>
        <draw:line draw:style-name="gr5" draw:text-style-name="P1" draw:layer="layout" svg:x1="11.1cm" svg:y1="20.1cm" svg:x2="11.1cm" svg:y2="19.6cm">
          <text:p/>
        </draw:line>
        <draw:line draw:style-name="gr5" draw:text-style-name="P1" draw:layer="layout" svg:x1="9.3cm" svg:y1="16.8cm" svg:x2="9.8cm" svg:y2="17.7cm">
          <text:p/>
        </draw:line>
        <draw:frame draw:style-name="gr3" draw:text-style-name="P3" draw:layer="layout" svg:width="3.067cm" svg:height="1.275cm" svg:x="9.7cm" svg:y="14.5cm">
          <draw:text-box>
            <text:p><text:span text:style-name="T2">Mycoplasma</text:span></text:p>
            <text:p><text:span text:style-name="T2">Buchnera</text:span></text:p>
          </draw:text-box>
        </draw:frame>
        <draw:line draw:style-name="gr5" draw:text-style-name="P1" draw:layer="layout" svg:x1="11.5cm" svg:y1="15.7cm" svg:x2="12.3cm" svg:y2="16.9cm">
          <text:p/>
        </draw:line>
        <draw:frame draw:style-name="gr3" draw:text-style-name="P3" draw:layer="layout" svg:width="3.525cm" svg:height="1.275cm" svg:x="9.2cm" svg:y="20.1cm">
          <draw:text-box>
            <text:p><text:span text:style-name="T2">Chlamydia</text:span></text:p>
            <text:p><text:span text:style-name="T2">Chlamydophila</text:span></text:p>
          </draw:text-box>
        </draw:frame>
        <draw:custom-shape draw:style-name="gr4" draw:text-style-name="P1" draw:layer="layout" svg:width="2.679cm" svg:height="0.608cm" draw:transform="rotate (-2.61799387799149) translate (17.856cm 14.5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153cm" svg:height="1.275cm" svg:x="15.133cm" svg:y="16.3cm">
          <draw:text-box>
            <text:p><text:span text:style-name="T2">Zinderia</text:span></text:p>
            <text:p><text:span text:style-name="T2">Sulcia...</text:span></text:p>
          </draw:text-box>
        </draw:frame>
        <draw:frame draw:style-name="gr3" draw:text-style-name="P5" draw:layer="layout" svg:width="4.456cm" svg:height="0.763cm" svg:x="3.9cm" svg:y="17.7cm">
          <draw:text-box>
            <text:p text:style-name="P4"><text:span text:style-name="T3">P. melaninogenica</text:span></text:p>
          </draw:text-box>
        </draw:frame>
        <draw:line draw:style-name="gr6" draw:text-style-name="P1" draw:layer="layout" svg:x1="8.2cm" svg:y1="18.1cm" svg:x2="9.4cm" svg:y2="17.7cm">
          <text:p/>
        </draw:line>
        <draw:frame draw:style-name="gr3" draw:text-style-name="P5" draw:layer="layout" svg:width="3.313cm" svg:height="0.763cm" svg:x="9.965cm" svg:y="13.6cm">
          <draw:text-box>
            <text:p text:style-name="P4"><text:span text:style-name="T3">P. intermedia</text:span></text:p>
          </draw:text-box>
        </draw:frame>
        <draw:line draw:style-name="gr6" draw:text-style-name="P1" draw:layer="layout" svg:x1="12.8cm" svg:y1="14.2cm" svg:x2="14.5cm" svg:y2="15.8cm">
          <text:p/>
        </draw:line>
        <draw:frame draw:style-name="gr3" draw:text-style-name="P5" draw:layer="layout" svg:width="3.313cm" svg:height="0.763cm" svg:x="4.098cm" svg:y="15.937cm">
          <draw:text-box>
            <text:p text:style-name="P4"><text:span text:style-name="T3">P. ruminicola</text:span></text:p>
          </draw:text-box>
        </draw:frame>
        <draw:line draw:style-name="gr6" draw:text-style-name="P1" draw:layer="layout" svg:x1="4.2cm" svg:y1="16.3cm" svg:x2="3.9cm" svg:y2="16.9cm">
          <text:p/>
        </draw:line>
        <draw:frame draw:style-name="gr3" draw:text-style-name="P5" draw:layer="layout" svg:width="3.008cm" svg:height="0.763cm" svg:x="4.816cm" svg:y="21.1cm">
          <draw:text-box>
            <text:p text:style-name="P4"><text:span text:style-name="T3">P. denticola</text:span></text:p>
          </draw:text-box>
        </draw:frame>
        <draw:line draw:style-name="gr6" draw:text-style-name="P1" draw:layer="layout" svg:x1="5.1cm" svg:y1="20.7cm" svg:x2="4.4cm" svg:y2="20.1cm">
          <text:p/>
        </draw:line>
        <draw:frame draw:style-name="gr3" draw:text-style-name="P3" draw:layer="layout" svg:width="2.077cm" svg:height="0.763cm" svg:x="12.7cm" svg:y="18.5cm">
          <draw:text-box>
            <text:p><text:span text:style-name="T2">Borrelia</text:span></text:p>
          </draw:text-box>
        </draw:frame>
        <draw:line draw:style-name="gr5" draw:text-style-name="P1" draw:layer="layout" svg:x1="13.7cm" svg:y1="18.5cm" svg:x2="13.7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08T12:59:26</meta:creation-date>
    <dc:date>2014-07-30T17:18:30</dc:date>
    <meta:editing-duration>PT2H40M53S</meta:editing-duration>
    <meta:editing-cycles>8</meta:editing-cycles>
    <meta:generator>LibreOffice/3.5$Linux_X86_64 LibreOffice_project/350m1$Build-2</meta:generator>
    <meta:document-statistic meta:object-count="26"/>
  </office:meta>
</office:document-meta>
</file>